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font-size="9pt" style:font-size-asian="9pt" style:font-size-complex="9pt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8000" fo:font-size="9pt" style:font-size-asian="9pt" style:font-size-complex="9pt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T1" style:family="text">
      <style:text-properties fo:color="#008000"/>
    </style:style>
    <style:style style:name="T2" style:family="text">
      <style:text-properties fo:color="#008000" officeooo:rsid="0008fd74"/>
    </style:style>
    <style:style style:name="T3" style:family="text">
      <style:text-properties fo:color="#c0c0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Структура</text:span><text:span text:style-name="T3"> </text:span><text:span text:style-name="T1">каталогов</text:span></text:p>
      <text:p text:style-name="P3">/var/lib/wliotproxyd/access_policy/</text:p>
      <text:p text:style-name="P4"><text:span text:style-name="T3"><text:s text:c="8"/></text:span><text:span text:style-name="T1">users/</text:span></text:p>
      <text:p text:style-name="P4"><text:span text:style-name="T3"><text:s text:c="16"/></text:span><text:span text:style-name="T1">users</text:span></text:p>
      <text:p text:style-name="P4"><text:span text:style-name="T3"><text:s text:c="16"/></text:span><text:span text:style-name="T1">groups</text:span></text:p>
      <text:p text:style-name="P4"><text:span text:style-name="T3"><text:s text:c="8"/></text:span><text:span text:style-name="T1">devices/</text:span></text:p>
      <text:p text:style-name="P4"><text:span text:style-name="T3"><text:s text:c="16"/></text:span><text:span text:style-name="T1">owners</text:span></text:p>
      <text:p text:style-name="P4"><text:span text:style-name="T3"><text:s text:c="16"/></text:span><text:span text:style-name="T1">groups</text:span></text:p>
      <text:p text:style-name="P4"><text:span text:style-name="T3"><text:s text:c="16"/></text:span><text:span text:style-name="T1">single_policies/</text:span></text:p>
      <text:p text:style-name="P4"><text:span text:style-name="T3"><text:s text:c="24"/></text:span><text:span text:style-name="T1">{uuid}</text:span><text:span text:style-name="T3"> </text:span><text:span text:style-name="T1">-</text:span><text:span text:style-name="T3"> </text:span><text:span text:style-name="T1">файлы</text:span><text:span text:style-name="T3"> </text:span><text:span text:style-name="T1">с</text:span><text:span text:style-name="T3"> </text:span><text:span text:style-name="T1">политиками</text:span><text:span text:style-name="T3"> </text:span><text:span text:style-name="T1">доступа</text:span><text:span text:style-name="T3"> </text:span><text:span text:style-name="T1">для</text:span><text:span text:style-name="T3"> </text:span><text:span text:style-name="T1">отдельных</text:span><text:span text:style-name="T3"> </text:span><text:span text:style-name="T1">устройств</text:span></text:p>
      <text:p text:style-name="P4"><text:span text:style-name="T3"><text:s text:c="16"/></text:span><text:span text:style-name="T1">group_policies/</text:span></text:p>
      <text:p text:style-name="P2"><text:span text:style-name="T3"><text:s text:c="24"/></text:span><text:span text:style-name="T1">{gid}</text:span><text:span text:style-name="T3"> </text:span><text:span text:style-name="T1">-</text:span><text:span text:style-name="T3"> </text:span><text:span text:style-name="T1">файлы</text:span><text:span text:style-name="T3"> </text:span><text:span text:style-name="T1">с</text:span><text:span text:style-name="T3"> </text:span><text:span text:style-name="T1">политиками</text:span><text:span text:style-name="T3"> </text:span><text:span text:style-name="T1">для</text:span><text:span text:style-name="T3"> </text:span><text:span text:style-name="T1">групп</text:span><text:span text:style-name="T3"> </text:span><text:span text:style-name="T1">устройств</text:span></text:p>
      <text:p text:style-name="P4"><text:span text:style-name="T1">Все</text:span><text:span text:style-name="T3"> </text:span><text:span text:style-name="T1">файлы</text:span><text:span text:style-name="T3"> </text:span><text:span text:style-name="T1">организованы</text:span><text:span text:style-name="T3"> </text:span><text:span text:style-name="T1">как</text:span><text:span text:style-name="T3"> </text:span><text:span text:style-name="T1">набор</text:span><text:span text:style-name="T3"> </text:span><text:span text:style-name="T1">строк-записей.</text:span></text:p>
      <text:p text:style-name="P4"><text:span text:style-name="T1">Каждая</text:span><text:span text:style-name="T3"> </text:span><text:span text:style-name="T1">запись</text:span><text:span text:style-name="T3"> </text:span><text:span text:style-name="T1">представляет</text:span><text:span text:style-name="T3"> </text:span><text:span text:style-name="T1">собой</text:span><text:span text:style-name="T3"> </text:span><text:span text:style-name="T1">набор</text:span><text:span text:style-name="T3"> </text:span><text:span text:style-name="T1">полей,</text:span><text:span text:style-name="T3"> </text:span><text:span text:style-name="T1">разделенных</text:span><text:span text:style-name="T3"> </text:span><text:span text:style-name="T1">символом</text:span><text:span text:style-name="T3"> </text:span><text:span text:style-name="T1">":".</text:span></text:p>
      <text:p text:style-name="P4"><text:span text:style-name="T1">Количество</text:span><text:span text:style-name="T3"> </text:span><text:span text:style-name="T1">полей</text:span><text:span text:style-name="T3"> </text:span><text:span text:style-name="T1">в</text:span><text:span text:style-name="T3"> </text:span><text:span text:style-name="T1">каждой</text:span><text:span text:style-name="T3"> </text:span><text:span text:style-name="T1">записи</text:span><text:span text:style-name="T3"> </text:span><text:span text:style-name="T1">одинаковое.</text:span></text:p>
      <text:p text:style-name="P4"><text:span text:style-name="T1">Ниже</text:span><text:span text:style-name="T3"> </text:span><text:span text:style-name="T1">описаны</text:span><text:span text:style-name="T3"> </text:span><text:span text:style-name="T1">поля</text:span><text:span text:style-name="T3"> </text:span><text:span text:style-name="T1">для</text:span><text:span text:style-name="T3"> </text:span><text:span text:style-name="T1">каждого</text:span><text:span text:style-name="T3"> </text:span><text:span text:style-name="T1">из</text:span><text:span text:style-name="T3"> </text:span><text:span text:style-name="T1">файлов</text:span><text:span text:style-name="T3"> </text:span><text:span text:style-name="T1">конфигурации</text:span><text:span text:style-name="T3"> </text:span><text:span text:style-name="T1">в</text:span><text:span text:style-name="T3"> </text:span><text:span text:style-name="T1">порядке</text:span><text:span text:style-name="T3"> </text:span><text:span text:style-name="T1">следования</text:span><text:span text:style-name="T3"> </text:span><text:span text:style-name="T1">в</text:span><text:span text:style-name="T3"> </text:span><text:span text:style-name="T1">записи.</text:span></text:p>
      <text:p text:style-name="P4"><text:span text:style-name="T1">Все</text:span><text:span text:style-name="T3"> </text:span><text:span text:style-name="T1">идентификаторы</text:span><text:span text:style-name="T3"> </text:span><text:span text:style-name="T1">начинаются</text:span><text:span text:style-name="T3"> </text:span><text:span text:style-name="T1">с</text:span><text:span text:style-name="T3"> </text:span><text:span text:style-name="T1">1,</text:span><text:span text:style-name="T3"> </text:span><text:span text:style-name="T1">за</text:span><text:span text:style-name="T3"> </text:span><text:span text:style-name="T1">исключение</text:span><text:span text:style-name="T3"> </text:span><text:span text:style-name="T1">uid</text:span><text:span text:style-name="T3"> </text:span><text:span text:style-name="T1">суперпользователя,</text:span><text:span text:style-name="T3"> </text:span><text:span text:style-name="T1">равного</text:span><text:span text:style-name="T3"> </text:span><text:span text:style-name="T1">0.</text:span></text:p>
      <text:p text:style-name="P4"><text:span text:style-name="T1">Идентикаторы</text:span><text:span text:style-name="T3"> </text:span><text:span text:style-name="T1">устройств</text:span><text:span text:style-name="T3"> </text:span><text:span text:style-name="T1">-</text:span><text:span text:style-name="T3"> </text:span><text:span text:style-name="T1">в</text:span><text:span text:style-name="T3"> </text:span><text:span text:style-name="T1">формате</text:span><text:span text:style-name="T3"> </text:span><text:span text:style-name="T1">uuid</text:span></text:p>
      <text:p text:style-name="P2"><text:span text:style-name="T1">Во</text:span><text:span text:style-name="T3"> </text:span><text:span text:style-name="T1">всех</text:span><text:span text:style-name="T3"> </text:span><text:span text:style-name="T1">файлах</text:span><text:span text:style-name="T3"> </text:span><text:span text:style-name="T1">разрешены</text:span><text:span text:style-name="T3"> </text:span><text:span text:style-name="T1">комментарии</text:span><text:span text:style-name="T3"> </text:span><text:span text:style-name="T1">-</text:span><text:span text:style-name="T3"> </text:span><text:span text:style-name="T1">строки,</text:span><text:span text:style-name="T3"> </text:span><text:span text:style-name="T1">начинающиеся</text:span><text:span text:style-name="T3"> </text:span><text:span text:style-name="T1">с</text:span><text:span text:style-name="T3"> </text:span><text:span text:style-name="T1">"#"</text:span></text:p>
      <text:p text:style-name="P4"><text:span text:style-name="T1">Поля</text:span><text:span text:style-name="T3"> </text:span><text:span text:style-name="T1">файла</text:span><text:span text:style-name="T3"> </text:span><text:span text:style-name="T1">users/users:</text:span></text:p>
      <text:p text:style-name="P4"><text:span text:style-name="T3"><text:s text:c="8"/></text:span><text:span text:style-name="T1">uid</text:span><text:span text:style-name="T3"> </text:span><text:span text:style-name="T1">-</text:span><text:span text:style-name="T3"> </text:span><text:span text:style-name="T1">идентификатор</text:span><text:span text:style-name="T3"> </text:span><text:span text:style-name="T1">пользователя</text:span><text:span text:style-name="T3"> </text:span><text:span text:style-name="T1">(уникальный)</text:span></text:p>
      <text:p text:style-name="P4"><text:span text:style-name="T3"><text:s text:c="8"/></text:span><text:span text:style-name="T1">user_name</text:span><text:span text:style-name="T3"> </text:span><text:span text:style-name="T1">-</text:span><text:span text:style-name="T3"> </text:span><text:span text:style-name="T1">имя</text:span><text:span text:style-name="T3"> </text:span><text:span text:style-name="T1">пользователя</text:span><text:span text:style-name="T3"> </text:span><text:span text:style-name="T1">(уникальное)</text:span></text:p>
      <text:p text:style-name="P4"><text:span text:style-name="T3"><text:s text:c="8"/></text:span><text:span text:style-name="T1">password_hash</text:span><text:span text:style-name="T3"> </text:span><text:span text:style-name="T1">-</text:span><text:span text:style-name="T3"> </text:span><text:span text:style-name="T1">sha-512</text:span><text:span text:style-name="T3"> </text:span><text:span text:style-name="T1">хэш</text:span><text:span text:style-name="T3"> </text:span><text:span text:style-name="T1">пароля</text:span><text:span text:style-name="T3"> </text:span><text:span text:style-name="T1">в</text:span><text:span text:style-name="T3"> </text:span><text:span text:style-name="T1">base64</text:span><text:span text:style-name="T3"> </text:span><text:span text:style-name="T1">кодировке</text:span></text:p>
      <text:p text:style-name="P4"><text:span text:style-name="T3"><text:s text:c="8"/></text:span><text:span text:style-name="T1">can_create_user_groups_flag</text:span><text:span text:style-name="T3"> </text:span><text:span text:style-name="T1">-</text:span><text:span text:style-name="T3"> </text:span><text:span text:style-name="T1">если</text:span><text:span text:style-name="T3"> </text:span><text:span text:style-name="T1">1,</text:span><text:span text:style-name="T3"> </text:span><text:span text:style-name="T1">пользователь</text:span><text:span text:style-name="T3"> </text:span><text:span text:style-name="T1">может</text:span><text:span text:style-name="T3"> </text:span><text:span text:style-name="T1">создавать</text:span><text:span text:style-name="T3"> </text:span><text:span text:style-name="T1">группы</text:span><text:span text:style-name="T3"> </text:span><text:span text:style-name="T1">пользователей,</text:span><text:span text:style-name="T3"> </text:span><text:span text:style-name="T1">если</text:span><text:span text:style-name="T3"> </text:span><text:span text:style-name="T1">0</text:span><text:span text:style-name="T3"> </text:span><text:span text:style-name="T1">или</text:span><text:span text:style-name="T3"> </text:span><text:span text:style-name="T1">пустой</text:span><text:span text:style-name="T3"> </text:span><text:span text:style-name="T1">-</text:span><text:span text:style-name="T3"> </text:span><text:span text:style-name="T1">не</text:span><text:span text:style-name="T3"> </text:span><text:span text:style-name="T1">может</text:span></text:p>
      <text:p text:style-name="P2"><text:span text:style-name="T3"><text:s text:c="8"/></text:span><text:span text:style-name="T1">can_catch_devices_flag</text:span><text:span text:style-name="T3"> </text:span><text:span text:style-name="T1">-</text:span><text:span text:style-name="T3"> </text:span><text:span text:style-name="T1">если</text:span><text:span text:style-name="T3"> </text:span><text:span text:style-name="T1">1,</text:span><text:span text:style-name="T3"> </text:span><text:span text:style-name="T1">пользователь</text:span><text:span text:style-name="T3"> </text:span><text:span text:style-name="T1">может</text:span><text:span text:style-name="T3"> </text:span><text:span text:style-name="T1">захватывать</text:span><text:span text:style-name="T3"> </text:span><text:span text:style-name="T1">ничейные</text:span><text:span text:style-name="T3"> </text:span><text:span text:style-name="T1">устройства,</text:span><text:span text:style-name="T3"> </text:span><text:span text:style-name="T1">если</text:span><text:span text:style-name="T3"> </text:span><text:span text:style-name="T1">0</text:span><text:span text:style-name="T3"> </text:span><text:span text:style-name="T1">или</text:span><text:span text:style-name="T3"> </text:span><text:span text:style-name="T1">пустой</text:span><text:span text:style-name="T3"> </text:span><text:span text:style-name="T1">-</text:span><text:span text:style-name="T3"> </text:span><text:span text:style-name="T1">не</text:span><text:span text:style-name="T3"> </text:span><text:span text:style-name="T1">может</text:span></text:p>
      <text:p text:style-name="P4"><text:span text:style-name="T1">Поля</text:span><text:span text:style-name="T3"> </text:span><text:span text:style-name="T1">файла</text:span><text:span text:style-name="T3"> </text:span><text:span text:style-name="T1">users/groups:</text:span></text:p>
      <text:p text:style-name="P4"><text:span text:style-name="T3"><text:s text:c="8"/></text:span><text:span text:style-name="T1">gid</text:span><text:span text:style-name="T3"> </text:span><text:span text:style-name="T1">-</text:span><text:span text:style-name="T3"> </text:span><text:span text:style-name="T1">идентификатор</text:span><text:span text:style-name="T3"> </text:span><text:span text:style-name="T1">группы</text:span></text:p>
      <text:p text:style-name="P4"><text:span text:style-name="T3"><text:s text:c="8"/></text:span><text:span text:style-name="T1">group_name</text:span><text:span text:style-name="T3"> </text:span><text:span text:style-name="T1">-</text:span><text:span text:style-name="T3"> </text:span><text:span text:style-name="T1">название</text:span><text:span text:style-name="T3"> </text:span><text:span text:style-name="T1">группы</text:span><text:span text:style-name="T3"> </text:span><text:span text:style-name="T1">(уникальное)</text:span></text:p>
      <text:p text:style-name="P4"><text:span text:style-name="T3"><text:s text:c="8"/></text:span><text:span text:style-name="T1">moderatorUid</text:span><text:span text:style-name="T3"> </text:span><text:span text:style-name="T1">-</text:span><text:span text:style-name="T3"> </text:span><text:span text:style-name="T1">идентификатор</text:span><text:span text:style-name="T3"> </text:span><text:span text:style-name="T1">пользователя-модератора</text:span><text:span text:style-name="T3"> </text:span><text:span text:style-name="T1">группы</text:span></text:p>
      <text:p text:style-name="P2"><text:span text:style-name="T3"><text:s text:c="8"/></text:span><text:span text:style-name="T1">uids</text:span><text:span text:style-name="T3"> </text:span><text:span text:style-name="T1">-</text:span><text:span text:style-name="T3"> </text:span><text:span text:style-name="T1">список</text:span><text:span text:style-name="T3"> </text:span><text:span text:style-name="T1">идентификаторов</text:span><text:span text:style-name="T3"> </text:span><text:span text:style-name="T1">пользователей</text:span><text:span text:style-name="T3"> </text:span><text:span text:style-name="T1">в</text:span><text:span text:style-name="T3"> </text:span><text:span text:style-name="T1">группе,</text:span><text:span text:style-name="T3"> </text:span><text:span text:style-name="T1">через</text:span><text:span text:style-name="T3"> </text:span><text:span text:style-name="T1">","</text:span></text:p>
      <text:p text:style-name="P4"><text:span text:style-name="T1">Поля</text:span><text:span text:style-name="T3"> </text:span><text:span text:style-name="T1">файла</text:span><text:span text:style-name="T3"> </text:span><text:span text:style-name="T1">devices/owners:</text:span></text:p>
      <text:p text:style-name="P4"><text:span text:style-name="T3"><text:s text:c="8"/></text:span><text:span text:style-name="T1">deviceId</text:span><text:span text:style-name="T3"> </text:span><text:span text:style-name="T1">-</text:span><text:span text:style-name="T3"> </text:span><text:span text:style-name="T1">идентификатор</text:span><text:span text:style-name="T3"> </text:span><text:span text:style-name="T1">устройства</text:span></text:p>
      <text:p text:style-name="P2"><text:span text:style-name="T3"><text:s text:c="8"/></text:span><text:span text:style-name="T1">uid</text:span><text:span text:style-name="T3"> </text:span><text:span text:style-name="T1">-</text:span><text:span text:style-name="T3"> </text:span><text:span text:style-name="T1">идентификатор</text:span><text:span text:style-name="T3"> </text:span><text:span text:style-name="T1">пользователя-владельца</text:span></text:p>
      <text:p text:style-name="P4"><text:span text:style-name="T1">Поля</text:span><text:span text:style-name="T3"> </text:span><text:span text:style-name="T1">файла</text:span><text:span text:style-name="T3"> </text:span><text:span text:style-name="T1">devices/groups:</text:span></text:p>
      <text:p text:style-name="P4"><text:span text:style-name="T3"><text:s text:c="8"/></text:span><text:span text:style-name="T1">gid</text:span><text:span text:style-name="T3"> </text:span><text:span text:style-name="T1">-</text:span><text:span text:style-name="T3"> </text:span><text:span text:style-name="T1">идентификатор</text:span><text:span text:style-name="T3"> </text:span><text:span text:style-name="T1">группы</text:span></text:p>
      <text:p text:style-name="P4"><text:span text:style-name="T3"><text:s text:c="8"/></text:span><text:span text:style-name="T1">uid</text:span><text:span text:style-name="T3"> </text:span><text:span text:style-name="T1">-</text:span><text:span text:style-name="T3"> </text:span><text:span text:style-name="T1">идентификатор</text:span><text:span text:style-name="T3"> </text:span><text:span text:style-name="T1">пользователя</text:span></text:p>
      <text:p text:style-name="P4"><text:span text:style-name="T3"><text:s text:c="8"/></text:span><text:span text:style-name="T1">group_name</text:span><text:span text:style-name="T3"> </text:span><text:span text:style-name="T1">-</text:span><text:span text:style-name="T3"> </text:span><text:span text:style-name="T1">название</text:span><text:span text:style-name="T3"> </text:span><text:span text:style-name="T1">группы</text:span></text:p>
      <text:p text:style-name="P2"><text:span text:style-name="T3"><text:s text:c="8"/></text:span><text:span text:style-name="T1">devicesIds</text:span><text:span text:style-name="T3"> </text:span><text:span text:style-name="T1">-</text:span><text:span text:style-name="T3"> </text:span><text:span text:style-name="T1">список</text:span><text:span text:style-name="T3"> </text:span><text:span text:style-name="T1">идентификаторов</text:span><text:span text:style-name="T3"> </text:span><text:span text:style-name="T1">устройств</text:span><text:span text:style-name="T3"> </text:span><text:span text:style-name="T1">в</text:span><text:span text:style-name="T3"> </text:span><text:span text:style-name="T1">группе,</text:span><text:span text:style-name="T3"> </text:span><text:span text:style-name="T1">через</text:span><text:span text:style-name="T3"> </text:span><text:span text:style-name="T1">","</text:span></text:p>
      <text:p text:style-name="P4"><text:span text:style-name="T1">Поля</text:span><text:span text:style-name="T3"> </text:span><text:span text:style-name="T1">файла</text:span><text:span text:style-name="T3"> </text:span><text:span text:style-name="T1">политик</text:span><text:span text:style-name="T3"> </text:span><text:span text:style-name="T1">для</text:span><text:span text:style-name="T3"> </text:span><text:span text:style-name="T1">устройств:</text:span></text:p>
      <text:p text:style-name="P4"><text:span text:style-name="T3"><text:s text:c="8"/></text:span><text:span text:style-name="T1">actor_flag</text:span><text:span text:style-name="T3"> </text:span><text:span text:style-name="T1">-</text:span><text:span text:style-name="T3"> </text:span><text:span text:style-name="T1">"g",</text:span><text:span text:style-name="T3"> </text:span><text:span text:style-name="T1">если</text:span><text:span text:style-name="T3"> </text:span><text:span text:style-name="T1">политика</text:span><text:span text:style-name="T3"> </text:span><text:span text:style-name="T1">применяется</text:span><text:span text:style-name="T3"> </text:span><text:span text:style-name="T1">для</text:span><text:span text:style-name="T3"> </text:span><text:span text:style-name="T1">группы</text:span><text:span text:style-name="T3"> </text:span><text:span text:style-name="T1">пользователей,</text:span><text:span text:style-name="T3"> </text:span><text:span text:style-name="T1">"u"</text:span><text:span text:style-name="T3"> </text:span><text:span text:style-name="T1">-</text:span><text:span text:style-name="T3"> </text:span><text:span text:style-name="T1">если</text:span><text:span text:style-name="T3"> </text:span><text:span text:style-name="T1">для</text:span><text:span text:style-name="T3"> </text:span><text:span text:style-name="T1">одного</text:span><text:span text:style-name="T3"> </text:span><text:span text:style-name="T1">пользователя</text:span></text:p>
      <text:p text:style-name="P4"><text:span text:style-name="T3"><text:s text:c="8"/></text:span><text:span text:style-name="T1">id</text:span><text:span text:style-name="T3"> </text:span><text:span text:style-name="T1">-</text:span><text:span text:style-name="T3"> </text:span><text:span text:style-name="T1">идентификатор</text:span><text:span text:style-name="T3"> </text:span><text:span text:style-name="T1">пользователя</text:span><text:span text:style-name="T3"> </text:span><text:span text:style-name="T1">или</text:span><text:span text:style-name="T3"> </text:span><text:span text:style-name="T1">группы</text:span><text:span text:style-name="T3"> </text:span><text:span text:style-name="T1">пользователей</text:span></text:p>
      <text:p text:style-name="P4"><text:span text:style-name="T3"><text:s text:c="8"/></text:span><text:span text:style-name="T2">rules</text:span><text:span text:style-name="T3"> </text:span><text:span text:style-name="T1">-</text:span><text:span text:style-name="T3"> </text:span><text:span text:style-name="T1">строка,</text:span><text:span text:style-name="T3"> </text:span><text:span text:style-name="T1">описывающая</text:span><text:span text:style-name="T3"> </text:span><text:span text:style-name="T1">действия,</text:span><text:span text:style-name="T3"> </text:span><text:span text:style-name="T1">попадающие</text:span><text:span text:style-name="T3"> </text:span><text:span text:style-name="T1">под</text:span><text:span text:style-name="T3"> </text:span><text:span text:style-name="T1">политику.</text:span></text:p>
      <text:p text:style-name="P4"><text:span text:style-name="T3"><text:s text:c="16"/></text:span><text:span text:style-name="T1">Предатсвляет</text:span><text:span text:style-name="T3"> </text:span><text:span text:style-name="T1">собой</text:span><text:span text:style-name="T3"> </text:span><text:span text:style-name="T1">комбинацию</text:span><text:span text:style-name="T3"> </text:span><text:span text:style-name="T1">из</text:span><text:span text:style-name="T3"> </text:span><text:span text:style-name="T1">символов</text:span><text:span text:style-name="T3"> </text:span><text:span text:style-name="T1">"r",</text:span><text:span text:style-name="T3"> </text:span><text:span text:style-name="T1">"m",</text:span><text:span text:style-name="T3"> </text:span><text:span text:style-name="T1">"s"</text:span><text:span text:style-name="T3"> </text:span><text:span text:style-name="T1">и</text:span><text:span text:style-name="T3"> </text:span><text:span text:style-name="T1">"e".</text:span><text:span text:style-name="T3"> </text:span><text:span text:style-name="T1">"r"</text:span><text:span text:style-name="T3"> </text:span><text:span text:style-name="T1">(read)</text:span><text:span text:style-name="T3"> </text:span><text:span text:style-name="T1">-</text:span><text:span text:style-name="T3"> </text:span><text:span text:style-name="T1">чтение</text:span><text:span text:style-name="T3"> </text:span><text:span text:style-name="T1">данных</text:span><text:span text:style-name="T3"> </text:span><text:span text:style-name="T1">из</text:span><text:span text:style-name="T3"> </text:span><text:span text:style-name="T1">хранилищ</text:span><text:span text:style-name="T3"> </text:span><text:span text:style-name="T1">устройства,</text:span></text:p>
      <text:p text:style-name="P4"><text:span text:style-name="T3"><text:s text:c="16"/></text:span><text:span text:style-name="T1">"m"</text:span><text:span text:style-name="T3"> </text:span><text:span text:style-name="T1">(modify)</text:span><text:span text:style-name="T3"> </text:span><text:span text:style-name="T1">-</text:span><text:span text:style-name="T3"> </text:span><text:span text:style-name="T1">управление</text:span><text:span text:style-name="T3"> </text:span><text:span text:style-name="T1">хранилищами</text:span><text:span text:style-name="T3"> </text:span><text:span text:style-name="T1">устройства,</text:span><text:span text:style-name="T3"> </text:span><text:span text:style-name="T1">"s"</text:span><text:span text:style-name="T3"> </text:span><text:span text:style-name="T1">(state)</text:span><text:span text:style-name="T3"> </text:span><text:span text:style-name="T1">-</text:span><text:span text:style-name="T3"> </text:span><text:span text:style-name="T1">запрос</text:span><text:span text:style-name="T3"> </text:span><text:span text:style-name="T1">состояния</text:span><text:span text:style-name="T3"> </text:span><text:span text:style-name="T1">устройства,</text:span><text:span text:style-name="T3"> </text:span><text:span text:style-name="T1">"e"</text:span><text:span text:style-name="T3"> </text:span><text:span text:style-name="T1">(execute)</text:span><text:span text:style-name="T3"> </text:span><text:span text:style-name="T1">-</text:span></text:p>
      <text:p text:style-name="P2"><text:span text:style-name="T3"><text:s text:c="16"/></text:span><text:span text:style-name="T1">отправка</text:span><text:span text:style-name="T3"> </text:span><text:span text:style-name="T1">команд</text:span><text:span text:style-name="T3"> </text:span><text:span text:style-name="T1">устройству.</text:span></text:p>
      <text:p text:style-name="P4"><text:span text:style-name="T1">Политика</text:span><text:span text:style-name="T3"> </text:span><text:span text:style-name="T1">"m"</text:span><text:span text:style-name="T3"> </text:span><text:span text:style-name="T1">включает</text:span><text:span text:style-name="T3"> </text:span><text:span text:style-name="T1">в</text:span><text:span text:style-name="T3"> </text:span><text:span text:style-name="T1">себя</text:span><text:span text:style-name="T3"> </text:span><text:span text:style-name="T1">политику</text:span><text:span text:style-name="T3"> </text:span><text:span text:style-name="T1">"r".</text:span><text:span text:style-name="T3"> </text:span><text:span text:style-name="T1">Таким</text:span><text:span text:style-name="T3"> </text:span><text:span text:style-name="T1">образом,</text:span><text:span text:style-name="T3"> </text:span><text:span text:style-name="T1">если</text:span><text:span text:style-name="T3"> </text:span><text:span text:style-name="T1">разрешено</text:span><text:span text:style-name="T3"> </text:span><text:span text:style-name="T1">управление</text:span><text:span text:style-name="T3"> </text:span><text:span text:style-name="T1">хранилищами,</text:span><text:span text:style-name="T3"> </text:span><text:span text:style-name="T1">значит</text:span><text:span text:style-name="T3"> </text:span><text:span text:style-name="T1">разрешено</text:span><text:span text:style-name="T3"> </text:span><text:span text:style-name="T1">и</text:span></text:p>
      <text:p text:style-name="P4"><text:span text:style-name="T1">чтение</text:span><text:span text:style-name="T3"> </text:span><text:span text:style-name="T1">данных.</text:span><text:span text:style-name="T3"> </text:span><text:span text:style-name="T1">И</text:span><text:span text:style-name="T3"> </text:span><text:span text:style-name="T1">наоборот,</text:span><text:span text:style-name="T3"> </text:span><text:span text:style-name="T1">если</text:span><text:span text:style-name="T3"> </text:span><text:span text:style-name="T1">запрещено</text:span><text:span text:style-name="T3"> </text:span><text:span text:style-name="T1">чтение</text:span><text:span text:style-name="T3"> </text:span><text:span text:style-name="T1">данных,</text:span><text:span text:style-name="T3"> </text:span><text:span text:style-name="T1">то</text:span><text:span text:style-name="T3"> </text:span><text:span text:style-name="T1">запрещено</text:span><text:span text:style-name="T3"> </text:span><text:span text:style-name="T1">и</text:span><text:span text:style-name="T3"> </text:span><text:span text:style-name="T1">управление</text:span><text:span text:style-name="T3"> </text:span><text:span text:style-name="T1">хранилищами.</text:span><text:span text:style-name="T3"> </text:span><text:span text:style-name="T1">Аналогично</text:span><text:span text:style-name="T3"> </text:span><text:span text:style-name="T1">политика</text:span><text:span text:style-name="T3"> </text:span><text:span text:style-name="T1">"e"</text:span></text:p>
      <text:p text:style-name="P2"><text:span text:style-name="T1">включает</text:span><text:span text:style-name="T3"> </text:span><text:span text:style-name="T1">в</text:span><text:span text:style-name="T3"> </text:span><text:span text:style-name="T1">себя</text:span><text:span text:style-name="T3"> </text:span><text:span text:style-name="T1">политику</text:span><text:span text:style-name="T3"> </text:span><text:span text:style-name="T1">"s"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4T17:19:29.990497660</meta:creation-date>
    <meta:generator>LibreOffice/4.4.7.2$Linux_x86 LibreOffice_project/40$Build-2</meta:generator>
    <dc:date>2019-01-25T22:28:59.929875198</dc:date>
    <dc:creator>Денис  Беспалов</dc:creator>
    <meta:editing-duration>PT1M46S</meta:editing-duration>
    <meta:editing-cycles>5</meta:editing-cycles>
    <meta:document-statistic meta:table-count="0" meta:image-count="0" meta:object-count="0" meta:page-count="1" meta:paragraph-count="48" meta:word-count="311" meta:character-count="2661" meta:non-whitespace-character-count="2046"/>
  </office:meta>
</office:document-meta>
</file>